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11">
      <style:text-properties fo:font-weight="bold" style:font-weight-asian="bold" style:font-weight-complex="bold"/>
    </style:style>
    <style:style style:name="ce5" style:family="table-cell" style:parent-style-name="Default" style:data-style-name="N1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re weight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Number of axles</text:p>
          </table:table-cell>
          <table:table-cell table:style-name="ce1" office:value-type="string" calcext:value-type="string">
            <text:p>Gross weight</text:p>
          </table:table-cell>
          <table:table-cell table:style-name="ce2" office:value-type="string" calcext:value-type="string">
            <text:p>Axle load</text:p>
          </table:table-cell>
          <table:table-cell table:style-name="ce4" office:value-type="string" calcext:value-type="string">
            <text:p>Wear factor</text:p>
          </table:table-cell>
        </table:table-row>
        <table:table-row table:style-name="ro1">
          <table:table-cell office:value-type="string" calcext:value-type="string">
            <text:p>Thornycroft wagon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]+[.B2]" office:value-type="float" office:value="6.3" calcext:value-type="float">
            <text:p>6.3</text:p>
          </table:table-cell>
          <table:table-cell table:formula="of:=[.E2]/[.D2]" office:value-type="float" office:value="3.15" calcext:value-type="float">
            <text:p>3</text:p>
          </table:table-cell>
          <table:table-cell table:formula="of:=((([.F2]/8)^4)*10000)*[.D2]" office:value-type="float" office:value="480.742218017578" calcext:value-type="float">
            <text:p>481</text:p>
          </table:table-cell>
        </table:table-row>
        <table:table-row table:style-name="ro1">
          <table:table-cell office:value-type="string" calcext:value-type="string">
            <text:p>Leyland Class B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3]+[.B3]" office:value-type="float" office:value="8.2" calcext:value-type="float">
            <text:p>8.2</text:p>
          </table:table-cell>
          <table:table-cell table:formula="of:=[.E3]/[.D3]" office:value-type="float" office:value="4.1" calcext:value-type="float">
            <text:p>4</text:p>
          </table:table-cell>
          <table:table-cell table:formula="of:=((([.F3]/8)^4)*10000)*[.D3]" office:value-type="float" office:value="1379.76611328125" calcext:value-type="float">
            <text:p>1380</text:p>
          </table:table-cell>
        </table:table-row>
        <table:table-row table:style-name="ro1">
          <table:table-cell office:value-type="string" calcext:value-type="string">
            <text:p>Eagle trailer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4]+[.B4]" office:value-type="float" office:value="7" calcext:value-type="float">
            <text:p>7</text:p>
          </table:table-cell>
          <table:table-cell table:formula="of:=[.E4]/[.D4]" office:value-type="float" office:value="3.5" calcext:value-type="float">
            <text:p>4</text:p>
          </table:table-cell>
          <table:table-cell table:formula="of:=((([.F4]/8)^4)*10000)*[.D4]" office:value-type="float" office:value="732.72705078125" calcext:value-type="float">
            <text:p>733</text:p>
          </table:table-cell>
        </table:table-row>
        <table:table-row table:style-name="ro1">
          <table:table-cell office:value-type="string" calcext:value-type="string">
            <text:p>Early lorry trailers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]+[.B5]" office:value-type="float" office:value="3.7" calcext:value-type="float">
            <text:p>3.7</text:p>
          </table:table-cell>
          <table:table-cell table:formula="of:=[.E5]/[.D5]" office:value-type="float" office:value="1.85" calcext:value-type="float">
            <text:p>2</text:p>
          </table:table-cell>
          <table:table-cell table:formula="of:=((([.F5]/8)^4)*10000)*[.D5]" office:value-type="float" office:value="57.1948547363281" calcext:value-type="float">
            <text:p>57</text:p>
          </table:table-cell>
        </table:table-row>
        <table:table-row table:style-name="ro1">
          <table:table-cell office:value-type="string" calcext:value-type="string">
            <text:p>Leyland Class H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]+[.B6]" office:value-type="float" office:value="9.9" calcext:value-type="float">
            <text:p>9.9</text:p>
          </table:table-cell>
          <table:table-cell table:formula="of:=[.E6]/[.D6]" office:value-type="float" office:value="4.95" calcext:value-type="float">
            <text:p>5</text:p>
          </table:table-cell>
          <table:table-cell table:formula="of:=((([.F6]/8)^4)*10000)*[.D6]" office:value-type="float" office:value="2931.50637817383" calcext:value-type="float">
            <text:p>2932</text:p>
          </table:table-cell>
        </table:table-row>
        <table:table-row table:style-name="ro1">
          <table:table-cell office:value-type="string" calcext:value-type="string">
            <text:p>Leyland Class F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]+[.B7]" office:value-type="float" office:value="11.1" calcext:value-type="float">
            <text:p>11.1</text:p>
          </table:table-cell>
          <table:table-cell table:formula="of:=[.E7]/[.D7]" office:value-type="float" office:value="5.55" calcext:value-type="float">
            <text:p>6</text:p>
          </table:table-cell>
          <table:table-cell table:formula="of:=((([.F7]/8)^4)*10000)*[.D7]" office:value-type="float" office:value="4632.78323364258" calcext:value-type="float">
            <text:p>4633</text:p>
          </table:table-cell>
        </table:table-row>
        <table:table-row table:style-name="ro1">
          <table:table-cell office:value-type="string" calcext:value-type="string">
            <text:p>Super Sentinel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]+[.B8]" office:value-type="float" office:value="12.8" calcext:value-type="float">
            <text:p>12.8</text:p>
          </table:table-cell>
          <table:table-cell table:formula="of:=[.E8]/[.D8]" office:value-type="float" office:value="6.4" calcext:value-type="float">
            <text:p>6</text:p>
          </table:table-cell>
          <table:table-cell table:formula="of:=((([.F8]/8)^4)*10000)*[.D8]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Sentinel Standard (4t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9]+[.B9]" office:value-type="float" office:value="9" calcext:value-type="float">
            <text:p>9</text:p>
          </table:table-cell>
          <table:table-cell table:formula="of:=[.E9]/[.D9]" office:value-type="float" office:value="4.5" calcext:value-type="float">
            <text:p>5</text:p>
          </table:table-cell>
          <table:table-cell table:formula="of:=((([.F9]/8)^4)*10000)*[.D9]" office:value-type="float" office:value="2002.25830078125" calcext:value-type="float">
            <text:p>2002</text:p>
          </table:table-cell>
        </table:table-row>
        <table:table-row table:style-name="ro1">
          <table:table-cell office:value-type="string" calcext:value-type="string">
            <text:p>Sentinel Standard (6t)</text:p>
          </table:table-cell>
          <table:table-cell office:value-type="float" office:value="5.6" calcext:value-type="float">
            <text:p>5.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0]+[.B10]" office:value-type="float" office:value="11.6" calcext:value-type="float">
            <text:p>11.6</text:p>
          </table:table-cell>
          <table:table-cell table:formula="of:=[.E10]/[.D10]" office:value-type="float" office:value="5.8" calcext:value-type="float">
            <text:p>6</text:p>
          </table:table-cell>
          <table:table-cell table:formula="of:=((([.F10]/8)^4)*10000)*[.D10]" office:value-type="float" office:value="5525.6328125" calcext:value-type="float">
            <text:p>5526</text:p>
          </table:table-cell>
        </table:table-row>
        <table:table-row table:style-name="ro1">
          <table:table-cell office:value-type="string" calcext:value-type="string">
            <text:p>5t trailers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1]+[.B11]" office:value-type="float" office:value="5.9" calcext:value-type="float">
            <text:p>5.9</text:p>
          </table:table-cell>
          <table:table-cell table:formula="of:=[.E11]/[.D11]" office:value-type="float" office:value="2.95" calcext:value-type="float">
            <text:p>3</text:p>
          </table:table-cell>
          <table:table-cell table:formula="of:=((([.F11]/8)^4)*10000)*[.D11]" office:value-type="float" office:value="369.792510986328" calcext:value-type="float">
            <text:p>370</text:p>
          </table:table-cell>
        </table:table-row>
        <table:table-row table:style-name="ro1">
          <table:table-cell office:value-type="string" calcext:value-type="string">
            <text:p>Sentinel DG4</text:p>
          </table:table-cell>
          <table:table-cell office:value-type="float" office:value="6.6" calcext:value-type="float">
            <text:p>6.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2]+[.B12]" office:value-type="float" office:value="12.6" calcext:value-type="float">
            <text:p>12.6</text:p>
          </table:table-cell>
          <table:table-cell table:formula="of:=[.E12]/[.D12]" office:value-type="float" office:value="6.3" calcext:value-type="float">
            <text:p>6</text:p>
          </table:table-cell>
          <table:table-cell table:formula="of:=((([.F12]/8)^4)*10000)*[.D12]" office:value-type="float" office:value="7691.87548828125" calcext:value-type="float">
            <text:p>7692</text:p>
          </table:table-cell>
        </table:table-row>
        <table:table-row table:style-name="ro1">
          <table:table-cell office:value-type="string" calcext:value-type="string">
            <text:p>Sentinel DG6</text:p>
          </table:table-cell>
          <table:table-cell office:value-type="float" office:value="7.4" calcext:value-type="float">
            <text:p>7.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13]+[.B13]" office:value-type="float" office:value="15.4" calcext:value-type="float">
            <text:p>15.4</text:p>
          </table:table-cell>
          <table:table-cell table:formula="of:=[.E13]/[.D13]" office:value-type="float" office:value="5.13333333333333" calcext:value-type="float">
            <text:p>5</text:p>
          </table:table-cell>
          <table:table-cell table:formula="of:=((([.F13]/8)^4)*10000)*[.D13]" office:value-type="float" office:value="5085.79875578704" calcext:value-type="float">
            <text:p>5086</text:p>
          </table:table-cell>
        </table:table-row>
        <table:table-row table:style-name="ro1">
          <table:table-cell office:value-type="string" calcext:value-type="string">
            <text:p>Sentinel S4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4]+[.B14]" office:value-type="float" office:value="12.4" calcext:value-type="float">
            <text:p>12.4</text:p>
          </table:table-cell>
          <table:table-cell table:formula="of:=[.E14]/[.D14]" office:value-type="float" office:value="6.2" calcext:value-type="float">
            <text:p>6</text:p>
          </table:table-cell>
          <table:table-cell table:formula="of:=((([.F14]/8)^4)*10000)*[.D14]" office:value-type="float" office:value="7215.0078125" calcext:value-type="float">
            <text:p>7215</text:p>
          </table:table-cell>
        </table:table-row>
        <table:table-row table:style-name="ro1">
          <table:table-cell office:value-type="string" calcext:value-type="string">
            <text:p>Sentinel S6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15]+[.B15]" office:value-type="float" office:value="14.8" calcext:value-type="float">
            <text:p>14.8</text:p>
          </table:table-cell>
          <table:table-cell table:formula="of:=[.E15]/[.D15]" office:value-type="float" office:value="4.93333333333333" calcext:value-type="float">
            <text:p>5</text:p>
          </table:table-cell>
          <table:table-cell table:formula="of:=((([.F15]/8)^4)*10000)*[.D15]" office:value-type="float" office:value="4338.33564814815" calcext:value-type="float">
            <text:p>4338</text:p>
          </table:table-cell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6-12-31T17:26:16.188326014</meta:creation-date>
    <dc:date>2017-01-02T15:46:17.982819753</dc:date>
    <dc:creator>James Petts</dc:creator>
    <meta:editing-duration>P1DT7H52M3S</meta:editing-duration>
    <meta:editing-cycles>16</meta:editing-cycles>
    <meta:generator>LibreOffice/5.1.4.2$Linux_X86_64 LibreOffice_project/10m0$Build-2</meta:generator>
    <meta:document-statistic meta:table-count="1" meta:cell-count="105" meta:object-count="0"/>
  </office:meta>
</office:document-meta>
</file>